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text-underline-style="none" style:font-style-asian="normal" style:font-style-complex="normal"/>
    </style:style>
    <style:style style:name="P3" style:family="paragraph" style:parent-style-name="Text_20_body" style:list-style-name="L1">
      <style:text-properties fo:font-style="normal" style:text-underline-style="none" style:font-style-asian="normal" style:font-style-complex="normal"/>
    </style:style>
    <style:style style:name="P4" style:family="paragraph" style:parent-style-name="Text_20_body" style:list-style-name="L2">
      <style:text-properties fo:font-style="normal" style:text-underline-style="none" style:font-style-asian="normal" style:font-style-complex="normal"/>
    </style:style>
    <style:style style:name="P5" style:family="paragraph" style:parent-style-name="Heading_20_2">
      <style:text-properties fo:font-style="normal" style:text-underline-style="solid" style:text-underline-width="auto" style:text-underline-color="font-color" style:font-style-asian="normal" style:font-style-complex="normal"/>
    </style:style>
    <style:style style:name="P6" style:family="paragraph" style:parent-style-name="Heading_20_1">
      <style:text-properties fo:font-size="18pt" style:font-size-asian="18pt" style:font-size-complex="18pt"/>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houghts on the i2b2 Spreadsheet Uploader.</text:h>
      <text:p text:style-name="Text_20_body"/>
      <text:p text:style-name="Text_20_body">These are points that I've seen whilst developing the uploader. I'll put the biggee first, so as not to cloud this issue with somewhat smaller detailed ones.</text:p>
      <text:h text:style-name="P5" text:outline-level="2">A Parameter Spreadsheet.</text:h>
      <text:p text:style-name="P2">The approach we've taken so far is to upload a spreadsheet after ensuring that the main sheet (the data sheet) has been changed to contain three meta-data rows (1:column name, 2:tooltip and 3:ontology code) and an id column; plus a possible two other sheets, one to cover code to description mappings, and another to cover mapping standard i2b2 breakdown codes to the main data sheet columns.</text:p>
      <text:p text:style-name="P2">The approach works!</text:p>
      <text:p text:style-name="P2">But I think there may be a better way, one with more strategic possibilities. (One also that can be made backward compatible with what we already have).</text:p>
      <text:p text:style-name="P2">First of all, it would mean leaving the main spreadsheet untouched by the user, which in itself is a plus point. Our only pre-requisite would be that the columns in the main spreadsheet must have column names. So there would be one meta-data row (first row = column names), but I assume almost all spreadsheets obey that principle in any case.</text:p>
      <text:p text:style-name="P2">My proposal is that the rest of the meta-data be provided by a separate spreadsheet file, known – for <text:s/>want of a better term – as the parameter spreadsheet file. So one containing the column names, tooltips and ontology codes, plus the two extra mapping sheets. The layout could be more adaptable than the current set up, so for example each data sheet column could be represented by a complete row within the parameter spreadsheet. (Example required)</text:p>
      <text:p text:style-name="P2">An invocation of the uploader would then require two files: a data file and a parameter file. </text:p>
      <text:p text:style-name="P2">What do we gain from this? </text:p>
      <text:p text:style-name="P2">First of all, as already noted, it means not having to alter the target spreadsheet beforehand. What is more, it means not having to alter the second target spreadsheet (if there is one), or the third, or the fourth, or the fifth, or the 1000th, if the project does indeed have that many spreadsheets to load. All of them could utilize the single parameter spreadsheet file for meta-data.</text:p>
      <text:p text:style-name="P2">This has strategic possibilities!</text:p>
      <text:p text:style-name="P2">First of all, the parameter spreadsheet is a store of value. If the second project spreadsheet did not exactly match the first project spreadsheet in meta-data (perhaps the second was a superset or even just overlapped), then we simply augment the parameter spreadsheet with the additional meta-data required. The process could be the same for any subsequent project spreadsheets. We then have a controlling focal point of meta-data...</text:p>
      <text:p text:style-name="P2">This represents real capital. Imagine some time in the future, the user/organization wanting to reorganize their i2b2 to contain real SNOMED or LOINC codes, plus an ontology tree with more usable/visual structure; with perhaps even more than one ontology tree or ontology schemes (see the i2b2 demo system for what that might look like). All of the controlling data for kicking off such a task would exist in one file: the parameter spreadsheet file. Perhaps the initial steps of that task might be a manual editing of the parameter spreadsheet (or perhaps even one driven by an online client) that mapped current ont codes to new ones, and current branches to newly structured branches...</text:p>
      <text:p text:style-name="P1"><text:span text:style-name="T1">This is how I would see it working. The parameter spreadsheet gets amended with additional </text:span><text:soft-page-break/><text:span text:style-name="T1">mappings to what is seen as the new setup. A utility similar to the uploader than uses the parameter spreadsheet plus the current i2b2, to populate a second instance of i2b2 but the second instance structured according to the new meta-data. You then have two working instances of i2b2. The user/organisation can login to the new instance and try it out. Once QA'd, the old instance could be disposed of. Progress ad infinitum, as the same process could be used multiple times whenever a convincing case for change could be made.</text:span></text:p>
      <text:p text:style-name="P2">Other associated points:</text:p>
      <text:list xml:id="list16858234411" text:style-name="L1">
        <text:list-item>
          <text:p text:style-name="P3">Given our current approach, we could write a small utility to generate a first-cut parameter spreadsheet from already amended spreadsheets. Gets users over a hurdle.</text:p>
        </text:list-item>
        <text:list-item>
          <text:p text:style-name="P3">We could use a parameter spreadsheet in pre-processor mode; ie: use it to examine fresh data spreadsheets before they were processed so as to pick up lacunae in the meta-data.</text:p>
        </text:list-item>
        <text:list-item>
          <text:p text:style-name="P3">Of course it is only moderately difficult to have the uploader work either in current mode or in parameter file mode; ie: either with the meta-data embedded as we currently have it, or with meta-data in a separate spreadsheet file.</text:p>
        </text:list-item>
        <text:list-item>
          <text:p text:style-name="P3">Opening a very large spreadsheet to add meta-data rows as we currently demand could be problematic. The parameter spreadsheet bypasses this problem entirely.</text:p>
        </text:list-item>
      </text:list>
      <text:p text:style-name="P2"/>
      <text:h text:style-name="P5" text:outline-level="2">Audit Trail</text:h>
      <text:p text:style-name="P2">When we process a spreadsheet, we could save the spreadsheet somewhere as an audit trail. If we adapt to the idea of a parameter spreadsheet, then that would need to be saved too. </text:p>
      <text:p text:style-name="P2">What would this give us?</text:p>
      <text:p text:style-name="P2">It might just give us an undo facility. Certainly the case if spreadsheet data were the only source material for uploading into i2b2. With some thought, might provide it even if that wasn't the case.</text:p>
      <text:p text:style-name="P2">For me, more importantly, it might provide a checkpoint/restart facility if loading of a spreadsheet went wrong for some reason. We could undo it, or restart it from a given position.</text:p>
      <text:p text:style-name="P2">I've thought of some intriguing possibilities, but haven't been able to explore them yet. The most intriguing is to store the spreadsheets as blobs (binary large objects) within the database. I have a feeling a blob can be up to 2 gigabytes in size.</text:p>
      <text:p text:style-name="P2"/>
      <text:h text:style-name="P5" text:outline-level="2">Spreadsheets</text:h>
      <text:list xml:id="list1605149533" text:style-name="L2">
        <text:list-item>
          <text:p text:style-name="P4">What size of spreadsheet are we talking about? Maximum size 200 mbs?</text:p>
        </text:list-item>
        <text:list-item>
          <text:p text:style-name="P4">Does ALSPAC produce any?</text:p>
        </text:list-item>
        <text:list-item>
          <text:p text:style-name="P4">How are spreadsheets produced? Desktop? Batch process? If the latter, can we see the process, please?</text:p>
        </text:list-item>
      </text:list>
      <text:p text:style-name="P2"/>
      <text:h text:style-name="P5" text:outline-level="2">i2b2 Breakdowns</text:h>
      <text:p text:style-name="P2">At present we are sticking to the standard four: age, race, gender and vital status. But Nick Holden reminded me recently (from a comment I made in one of the BRICCS files) that it was easy to generate your own. I've forgotten how to, but worth an investigation.</text:p>
      <text:p text:style-name="P2"><text:soft-page-break/></text:p>
      <text:h text:style-name="P5" text:outline-level="2">Empty Cells</text:h>
      <text:p text:style-name="P2">I had difficulty with cells that contained nothing, which is why I enforced the rule that an empty cell should contain the value “null”. I'd like to revisit this one and see whether empty cells are the problem I thought they were.</text:p>
      <text:p text:style-name="P2"/>
      <text:h text:style-name="P5" text:outline-level="2">Temporal Data Types (Dates/Times)</text:h>
      <text:p text:style-name="P2">I've taken the easy way out of insisting on dealing with the value of all cells as strings. I think this needs revisiting for temporal data types. There may be a universal way of dealing with columns defined as containing dates etc, so that even quite abstruse dates can be utilized. At present I have to define every date format we are prepared to accept.</text:p>
      <text:p text:style-name="P2"/>
      <text:h text:style-name="P5" text:outline-level="2">Encounter Dates and Observation Dates.</text:h>
      <text:p text:style-name="P2">I think we need to be clear what these two things are. Understanding them might help users make sense of what is happening, and help avoid possible nonsensical situations.</text:p>
      <text:p text:style-name="P2"/>
      <text:h text:style-name="P5" text:outline-level="2">ODF</text:h>
      <text:p text:style-name="P2">At a guess I think this is do-able. But it depends on the maturity of the ODF api, which is still evolving. It's the sort of thing I would want to do on its own; ie: not whilst I'm trying to accommodate temporal data types, or the like. I would suspect at least a week's experimentation to decide whether it is possible. Perhaps a whole month's work to complete.</text:p>
      <text:p text:style-name="P2"/>
      <text:h text:style-name="P5" text:outline-level="2">Usability Issues?</text:h>
      <text:p text:style-name="Text_20_body"><text:span text:style-name="T2">Some work needs to be done on systematizing the ontology code specifier (the third meta-data row). I'm aware that enumerations can be quite unfriendly. For example: </text:span></text:p>
      <text:p text:style-name="Text_20_body"><text:span text:style-name="T2">An numeric enumeration encountering just two values, say 100 and 100000 tries to generate an enumeration of some 99900 or so (100, 101, 102, ... 99990, 100000) branches within the ontology tree; it fails on limits. This should really be a string enumeration of just two choices with just two branches. </text:span></text:p>
      <text:p text:style-name="Text_20_body"><text:span text:style-name="T2">A string enumeration of procedures (one of the datasets at the hack) produced an ontology branch with over 4000 visual nodes. These should really have been organised with sub branches in alphabetical order; so all the procedures starting with A in one branch, all those starting with B in another branch, an so on.</text:span></text:p>
      <text:p text:style-name="Text_20_body"><text:span text:style-name="T2">Any more usability issues?</text:span></text:p>
      <text:p text:style-name="P2"/>
      <text:h text:style-name="P5" text:outline-level="2">Bioinformatics?</text:h>
      <text:p text:style-name="P2">Just an off-the-cuff thought. I'm aware of something Malcolm said a few weeks back. </text:p>
      <text:p text:style-name="P2"><text:soft-page-break/>I think with a bit of tweaking, particularly of the user interface, the overall process does not have to be limited to medical or bioinformatics data.</text:p>
      <text:p text:style-name="P2">It reminds me of something I experienced whilst working for Peterborough Software, who specialized in payroll, personnel and pension systems. Their systems were incredibly adaptable, and targeted at large corporations (M&amp;S and Tesco's were amongst their payroll customers). We found Harrogate council running the personnel system not only for HR, but also to schedule the <text:s/>maintenance of their bus fleet. In this case bus = person.</text:p>
      <text:p text:style-name="P2">The central object in i2b2 is an observation fact. It's built in that other dimensions are patients, encounters and providers (we don't yet use the latter), but it could just be person rather than patient, and maybe even something wider than person.</text:p>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ff Lusted</meta:initial-creator>
    <meta:creation-date>2015-03-09T12:12:36</meta:creation-date>
    <dc:date>2015-03-09T15:17:40</dc:date>
    <dc:creator>Jeff Lusted</dc:creator>
    <meta:editing-duration>PT2H49M35S</meta:editing-duration>
    <meta:editing-cycles>31</meta:editing-cycles>
    <meta:generator>LibreOffice/3.5$Linux_X86_64 LibreOffice_project/350m1$Build-2</meta:generator>
    <meta:document-statistic meta:table-count="0" meta:image-count="0" meta:object-count="0" meta:page-count="4" meta:paragraph-count="50" meta:word-count="1517" meta:character-count="8909" meta:non-whitespace-character-count="7441"/>
  </office:meta>
</office:document-meta>
</file>